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b7253" officeooo:paragraph-rsid="001b7253"/>
    </style:style>
    <style:style style:name="P2" style:family="paragraph" style:parent-style-name="Standard">
      <style:text-properties officeooo:rsid="001b7253" officeooo:paragraph-rsid="001b7253"/>
    </style:style>
    <style:style style:name="P3" style:family="paragraph" style:parent-style-name="Standard">
      <style:text-properties officeooo:rsid="001ca82f" officeooo:paragraph-rsid="001ca82f"/>
    </style:style>
    <style:style style:name="P4" style:family="paragraph" style:parent-style-name="Standard">
      <style:text-properties officeooo:rsid="001ba252" officeooo:paragraph-rsid="001d5e1f"/>
    </style:style>
    <style:style style:name="P5" style:family="paragraph" style:parent-style-name="Standard">
      <style:text-properties officeooo:rsid="001d5e1f" officeooo:paragraph-rsid="001d5e1f"/>
    </style:style>
    <style:style style:name="P6" style:family="paragraph" style:parent-style-name="Text_20_body">
      <style:text-properties officeooo:rsid="001b7253" officeooo:paragraph-rsid="001b7253"/>
    </style:style>
    <style:style style:name="P7" style:family="paragraph" style:parent-style-name="Text_20_body">
      <style:text-properties officeooo:rsid="001e27f1" officeooo:paragraph-rsid="001e27f1"/>
    </style:style>
    <style:style style:name="P8" style:family="paragraph" style:parent-style-name="Text_20_body">
      <style:text-properties officeooo:rsid="001e7ab2" officeooo:paragraph-rsid="001e7ab2"/>
    </style:style>
    <style:style style:name="T1" style:family="text">
      <style:text-properties officeooo:rsid="001b7253"/>
    </style:style>
    <style:style style:name="T2" style:family="text">
      <style:text-properties officeooo:rsid="001d5e1f"/>
    </style:style>
    <style:style style:name="T3" style:family="text">
      <style:text-properties officeooo:rsid="001ca8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oftware design document</text:p>
      <text:h text:style-name="Heading_20_1" text:outline-level="1"><text:span text:style-name="T1">A</text:span>rchitecture design</text:h>
      <text:p text:style-name="P7">Microkernel, filesystem, GUI</text:p>
      <text:h text:style-name="Heading_20_2" text:outline-level="2">Kernel</text:h>
      <text:p text:style-name="P1">Microkernel <text:span text:style-name="T2">with </text:span>virtual machines</text:p>
      <text:h text:style-name="Heading_20_2" text:outline-level="2">File System</text:h>
      <text:p text:style-name="P8">Audit fs</text:p>
      <text:h text:style-name="Heading_20_2" text:outline-level="2">Graphic User Interface</text:h>
      <text:p text:style-name="P7"/>
      <text:h text:style-name="Heading_20_1" text:outline-level="1"><text:span text:style-name="T1">I</text:span>nterface design</text:h>
      <text:p text:style-name="P1">Commandline interface, GUI, ssh <text:span text:style-name="T2">or Web interface</text:span></text:p>
      <text:h text:style-name="Heading_20_1" text:outline-level="1"><text:span text:style-name="T1">P</text:span>rocedural design</text:h>
      <text:p text:style-name="P2">Aboth the OS are running virtual machine with different OS’s.</text:p>
      <text:h text:style-name="Heading_20_1" text:outline-level="1">Why?</text:h>
      <text:p text:style-name="P4">More options with OS’s. It’s writing in Java. It’s secure than other OS’s. <text:span text:style-name="T3">Java is a higher programming languege than C. It’s easier for programmer to write the OS. It uses standard SDK of java.</text:span></text:p>
      <text:h text:style-name="Heading_20_1" text:outline-level="1">How?</text:h>
      <text:p text:style-name="P3"><text:span text:style-name="T2">First </text:span>Java than C<text:span text:style-name="T2">ompile to native code</text:span>.</text:p>
      <text:h text:style-name="Heading_20_1" text:outline-level="1">What?</text:h>
      <text:p text:style-name="P5">A Java operating syste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a33d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5T13:02:47.404281872</meta:creation-date>
    <dc:date>2021-03-10T10:52:30.351652909</dc:date>
    <meta:editing-duration>PT23M5S</meta:editing-duration>
    <meta:editing-cycles>8</meta:editing-cycles>
    <meta:generator>LibreOffice/7.1.0.3$Linux_X86_64 LibreOffice_project/f6099ecf3d29644b5008cc8f48f42f4a40986e4c</meta:generator>
    <meta:document-statistic meta:table-count="0" meta:image-count="0" meta:object-count="0" meta:page-count="1" meta:paragraph-count="18" meta:word-count="90" meta:character-count="562" meta:non-whitespace-character-count="490"/>
  </office:meta>
</office:document-meta>
</file>